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916cm" svg:y="13.7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355cm" svg:y="14.4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355cm" svg:y="15.2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355cm" svg:y="16.0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355cm" svg:y="16.897cm">
          <draw:text-box>
            <text:p><text:span text:style-name="T1">193 tsunami</text:span></text:p>
          </draw:text-box>
        </draw:frame>
        <draw:connector draw:style-name="gr4" draw:text-style-name="P2" draw:layer="layout" svg:x1="16.792cm" svg:y1="14.37cm" svg:x2="17.355cm" svg:y2="14.819cm" draw:start-shape="id78" draw:start-glue-point="2" draw:end-shape="id79" draw:end-glue-point="3" svg:d="m16792 14370v449h563" svg:viewBox="0 0 564 450">
          <text:p/>
        </draw:connector>
        <draw:connector draw:style-name="gr4" draw:text-style-name="P2" draw:layer="layout" svg:x1="16.792cm" svg:y1="14.37cm" svg:x2="17.355cm" svg:y2="15.619cm" draw:start-shape="id78" draw:start-glue-point="2" draw:end-shape="id80" svg:d="m16792 14370v1249h563" svg:viewBox="0 0 564 1250">
          <text:p/>
        </draw:connector>
        <draw:connector draw:style-name="gr4" draw:text-style-name="P2" draw:layer="layout" svg:x1="16.792cm" svg:y1="14.37cm" svg:x2="17.355cm" svg:y2="16.419cm" draw:start-shape="id78" draw:start-glue-point="2" draw:end-shape="id81" draw:end-glue-point="3" svg:d="m16792 14370v2049h563" svg:viewBox="0 0 564 2050">
          <text:p/>
        </draw:connector>
        <draw:connector draw:style-name="gr4" draw:text-style-name="P2" draw:layer="layout" svg:x1="16.792cm" svg:y1="14.37cm" svg:x2="17.355cm" svg:y2="17.219cm" draw:start-shape="id78" draw:start-glue-point="2" draw:end-shape="id82" draw:end-glue-point="3" svg:d="m16792 14370v2849h563" svg:viewBox="0 0 564 2850">
          <text:p/>
        </draw:connector>
        <draw:frame draw:style-name="gr5" draw:text-style-name="P1" xml:id="id83" draw:id="id83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3" draw:start-glue-point="2" draw:end-shape="id78" draw:end-glue-point="3" svg:d="m14604 13572v475h312" svg:viewBox="0 0 313 476">
          <text:p/>
        </draw:connector>
        <draw:frame draw:style-name="gr6" draw:text-style-name="P1" xml:id="id84" draw:id="id84" draw:layer="layout" svg:width="3.129cm" svg:height="0.647cm" svg:x="15.159cm" svg:y="17.7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159cm" svg:y="18.568cm">
          <draw:text-box>
            <text:p><text:span text:style-name="T1">195 sinking-ship</text:span></text:p>
          </draw:text-box>
        </draw:frame>
        <draw:connector draw:style-name="gr4" draw:text-style-name="P2" draw:layer="layout" svg:x1="14.604cm" svg:y1="13.572cm" svg:x2="15.159cm" svg:y2="18.091cm" draw:start-shape="id83" draw:start-glue-point="2" draw:end-shape="id84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3" draw:start-glue-point="2" draw:end-shape="id85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16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3.042cm" svg:y="6.642cm">
          <draw:text-box>
            <text:p><text:span text:style-name="T1">163 time-travel</text:span></text:p>
          </draw:text-box>
        </draw:frame>
        <draw:connector draw:style-name="gr4" draw:text-style-name="P2" draw:layer="layout" svg:x1="2.667cm" svg:y1="6.487cm" svg:x2="3.042cm" svg:y2="6.964cm" draw:start-shape="id184" draw:start-glue-point="2" draw:end-shape="id185" draw:end-glue-point="3" svg:d="m2667 6487v477h375" svg:viewBox="0 0 376 478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1.983cm" svg:height="0.645cm" svg:x="17.702cm" svg:y="30.825cm">
          <draw:text-box>
            <text:p><text:span text:style-name="T1">79 prison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20.4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805cm" svg:x2="35.52cm" svg:y2="20.782cm" draw:start-shape="id129" draw:start-glue-point="2" draw:end-shape="id194" draw:end-glue-point="3" svg:d="m35036 16805v1828h-17v2149h501" svg:viewBox="0 0 502 3978">
          <text:p/>
        </draw:connector>
        <draw:frame draw:style-name="gr1" draw:text-style-name="P1" xml:id="id195" draw:id="id195" draw:layer="layout" svg:width="2.159cm" svg:height="0.645cm" svg:x="-1.397cm" svg:y="6.721cm">
          <draw:text-box>
            <text:p><text:span text:style-name="T1">299 future</text:span></text:p>
          </draw:text-box>
        </draw:frame>
        <draw:connector draw:style-name="gr4" draw:text-style-name="P2" draw:layer="layout" svg:x1="2.667cm" svg:y1="6.487cm" svg:x2="0.762cm" svg:y2="7.043cm" draw:start-shape="id184" draw:start-glue-point="2" draw:end-shape="id195" draw:end-glue-point="1" svg:d="m2667 6487v556h-1905" svg:viewBox="0 0 1906 557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9-11T14:06:18</dc:date>
    <dc:creator>Tyler Hayes</dc:creator>
    <meta:editing-duration>PT7H9M42S</meta:editing-duration>
    <meta:editing-cycles>91</meta:editing-cycles>
    <meta:generator>LibreOffice/3.5$Linux_X86_64 LibreOffice_project/350m1$Build-2</meta:generator>
    <meta:document-statistic meta:object-count="481"/>
  </office:meta>
</office:document-meta>
</file>